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0a39" officeooo:paragraph-rsid="00020a39"/>
    </style:style>
    <style:style style:name="P2" style:family="paragraph" style:parent-style-name="Standard">
      <style:text-properties officeooo:rsid="0003e1aa" officeooo:paragraph-rsid="0003e1aa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03e1aa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68"/><text:span text:style-name="T2">Assignment 3</text:span></text:p>
      <text:p text:style-name="P1"><text:span text:style-name="T2"/></text:p>
      <text:p text:style-name="P1"><text:span text:style-name="T2">1) Does ANSI recognize the data type DATE?</text:span></text:p>
      <text:p text:style-name="P2"><text:span text:style-name="T2">ANSWER- YES, ANSI recognise data type DATE</text:span></text:p>
      <text:p text:style-name="P1"><text:span text:style-name="T2"/></text:p>
      <text:p text:style-name="P1"><text:span text:style-name="T2">2) Which subdivision of SQL is used to inser</text:span><text:span text:style-name="T3">t </text:span><text:span text:style-name="T2">values in tables?</text:span></text:p>
      <text:p text:style-name="P2"><text:span text:style-name="T2">ANSWER- It is part of the Data Manipulation Language (DML) subdivision of SQL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3:57:49.723303534</meta:creation-date>
    <dc:date>2023-09-10T15:18:57.325035785</dc:date>
    <meta:editing-duration>PT1H21M7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5" meta:word-count="42" meta:character-count="305" meta:non-whitespace-character-count="200"/>
  </office:meta>
</office:document-meta>
</file>